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01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5992in"/>
    </style:style>
    <style:style style:name="co4" style:family="table-column">
      <style:table-column-properties fo:break-before="auto" style:column-width="0.8846in"/>
    </style:style>
    <style:style style:name="co5" style:family="table-column">
      <style:table-column-properties fo:break-before="auto" style:column-width="1.8354in"/>
    </style:style>
    <style:style style:name="co6" style:family="table-column">
      <style:table-column-properties fo:break-before="auto" style:column-width="3.1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1.8445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1.5134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99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cc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in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ff99" style:text-align-source="fix" style:repeat-content="false" style:vertical-align="to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idgame_spawn" table:style-name="ta1" table:print="false">
        <table:table-column table:style-name="co1" table:default-cell-style-name="ce4"/>
        <table:table-column table:style-name="co2" table:number-columns-repeated="7" table:default-cell-style-name="ce4"/>
        <table:table-column table:style-name="co3" table:default-cell-style-name="ce4"/>
        <table:table-column table:style-name="co2" table:number-columns-repeated="1015" table:default-cell-style-name="ce4"/>
        <table:table-row table:style-name="ro1">
          <table:table-cell table:style-name="ce1"/>
          <table:table-cell table:style-name="ce1" office:value-type="string">
            <text:p>nam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facing</text:p>
          </table:table-cell>
          <table:table-cell table:style-name="ce1" office:value-type="string">
            <text:p>spawnRadius</text:p>
          </table:table-cell>
          <table:table-cell table:style-name="ce1" office:value-type="string">
            <text:p>delay</text:p>
          </table:table-cell>
          <table:table-cell table:style-name="ce1" office:value-type="string">
            <text:p>orbitalDrop</text:p>
          </table:table-cell>
          <table:table-cell table:style-name="ce1" office:value-type="string">
            <text:p>commands</text:p>
          </table:table-cell>
          <table:table-cell table:style-name="ce1" table:number-columns-repeated="1015"/>
        </table:table-row>
        <table:table-row table:style-name="ro1">
          <table:table-cell table:style-name="ce2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&amp;&quot;, &quot;&amp;[.H$1]&amp;&quot; = &quot;&amp;[.H2]&amp;&quot;, &quot;&amp;IF([.I2]=&quot;&quot;;&quot;&quot;;[.I$1]&amp;&quot; = &quot;&amp;[.I2]&amp;&quot;, &quot;)&amp;&quot; },&quot;" office:value-type="string" office:string-value="{ name = 'euf_marine', x = 490, z = 1200, facing = 0, spawnRadius = 0, delay = 1800, orbitalDrop = false, commands =  { {cmdID = planetUtilities.COMMAND.FIGHT, pos = {5000, 1000}}, },  },">
            <text:p>{ name = 'euf_marine', x = 490, z = 1200, facing = 0, spawnRadius = 0, delay = 1800, orbitalDrop = false, commands = <text:s/>{ {cmdID = planetUtilities.COMMAND.FIGHT, pos = {5000, 1000}}, }, <text:s/>},</text:p>
          </table:table-cell>
          <table:table-cell table:style-name="ce2" office:value-type="string">
            <text:p>euf_marine</text:p>
          </table:table-cell>
          <table:table-cell table:style-name="ce2" office:value-type="float" office:value="490">
            <text:p>490</text:p>
          </table:table-cell>
          <table:table-cell table:style-name="ce2" office:value-type="float" office:value="1200">
            <text:p>120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formula="of:=60*30" office:value-type="float" office:value="1800">
            <text:p>1800</text:p>
          </table:table-cell>
          <table:table-cell table:style-name="ce5" office:value-type="string">
            <text:p>false</text:p>
          </table:table-cell>
          <table:table-cell table:style-name="ce2" office:value-type="string">
            <text:p><text:s/>{ {cmdID = planetUtilities.COMMAND.FIGHT, pos = {5000, 1000}}, }</text:p>
          </table:table-cell>
          <table:table-cell table:style-name="ce2" table:number-columns-repeated="1015"/>
        </table:table-row>
        <table:table-row table:style-name="ro1">
          <table:table-cell table:style-name="ce2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&amp;&quot;, &quot;&amp;[.H$1]&amp;&quot; = &quot;&amp;[.H3]&amp;&quot;, &quot;&amp;IF([.I3]=&quot;&quot;;&quot;&quot;;[.I$1]&amp;&quot; = &quot;&amp;[.I3]&amp;&quot;, &quot;)&amp;&quot; },&quot;" office:value-type="string" office:string-value="{ name = 'euf_marine', x = 520, z = 1230, facing = 0, spawnRadius = 0, delay = 1800, orbitalDrop = false, commands =  { {cmdID = planetUtilities.COMMAND.FIGHT, pos = {5000, 1000}}, },  },">
            <text:p>{ name = 'euf_marine', x = 520, z = 1230, facing = 0, spawnRadius = 0, delay = 1800, orbitalDrop = false, commands = <text:s/>{ {cmdID = planetUtilities.COMMAND.FIGHT, pos = {5000, 1000}}, }, <text:s/>},</text:p>
          </table:table-cell>
          <table:table-cell table:style-name="ce2" office:value-type="string">
            <text:p>euf_marine</text:p>
          </table:table-cell>
          <table:table-cell table:style-name="ce2" table:formula="of:=[.C2]+30" office:value-type="float" office:value="520">
            <text:p>520</text:p>
          </table:table-cell>
          <table:table-cell table:style-name="ce2" table:formula="of:=[.D2]+30" office:value-type="float" office:value="1230">
            <text:p>12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formula="of:=[.G2]" office:value-type="float" office:value="1800">
            <text:p>1800</text:p>
          </table:table-cell>
          <table:table-cell table:style-name="ce5" office:value-type="string">
            <text:p>false</text:p>
          </table:table-cell>
          <table:table-cell table:style-name="ce2" table:formula="of:=[.I2]" office:value-type="string" office:string-value=" { {cmdID = planetUtilities.COMMAND.FIGHT, pos = {5000, 1000}}, }">
            <text:p><text:s/>{ {cmdID = planetUtilities.COMMAND.FIGHT, pos = {5000, 1000}}, }</text:p>
          </table:table-cell>
          <table:table-cell table:style-name="ce2" table:number-columns-repeated="1015"/>
        </table:table-row>
        <table:table-row table:style-name="ro1">
          <table:table-cell table:style-name="ce2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&amp;&quot;, &quot;&amp;[.H$1]&amp;&quot; = &quot;&amp;[.H4]&amp;&quot;, &quot;&amp;IF([.I4]=&quot;&quot;;&quot;&quot;;[.I$1]&amp;&quot; = &quot;&amp;[.I4]&amp;&quot;, &quot;)&amp;&quot; },&quot;" office:value-type="string" office:string-value="{ name = 'euf_marine', x = 460, z = 1230, facing = 0, spawnRadius = 0, delay = 1800, orbitalDrop = false, commands =  { {cmdID = planetUtilities.COMMAND.FIGHT, pos = {5000, 1000}}, },  },">
            <text:p>{ name = 'euf_marine', x = 460, z = 1230, facing = 0, spawnRadius = 0, delay = 1800, orbitalDrop = false, commands = <text:s/>{ {cmdID = planetUtilities.COMMAND.FIGHT, pos = {5000, 1000}}, }, <text:s/>},</text:p>
          </table:table-cell>
          <table:table-cell table:style-name="ce2" office:value-type="string">
            <text:p>euf_marine</text:p>
          </table:table-cell>
          <table:table-cell table:style-name="ce2" table:formula="of:=[.C2]-30" office:value-type="float" office:value="460">
            <text:p>460</text:p>
          </table:table-cell>
          <table:table-cell table:style-name="ce2" table:formula="of:=[.D2]+30" office:value-type="float" office:value="1230">
            <text:p>12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formula="of:=[.G3]" office:value-type="float" office:value="1800">
            <text:p>1800</text:p>
          </table:table-cell>
          <table:table-cell table:style-name="ce5" office:value-type="string">
            <text:p>false</text:p>
          </table:table-cell>
          <table:table-cell table:style-name="ce2" table:formula="of:=[.I3]" office:value-type="string" office:string-value=" { {cmdID = planetUtilities.COMMAND.FIGHT, pos = {5000, 1000}}, }">
            <text:p><text:s/>{ {cmdID = planetUtilities.COMMAND.FIGHT, pos = {5000, 1000}}, }</text:p>
          </table:table-cell>
          <table:table-cell table:style-name="ce2" table:number-columns-repeated="1015"/>
        </table:table-row>
        <table:table-row table:style-name="ro1">
          <table:table-cell table:style-name="ce2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&amp;&quot;, &quot;&amp;[.H$1]&amp;&quot; = &quot;&amp;[.H5]&amp;&quot;, &quot;&amp;IF([.I5]=&quot;&quot;;&quot;&quot;;[.I$1]&amp;&quot; = &quot;&amp;[.I5]&amp;&quot;, &quot;)&amp;&quot; },&quot;" office:value-type="string" office:string-value="{ name = 'euf_marine', x = 520, z = 1170, facing = 0, spawnRadius = 0, delay = 1800, orbitalDrop = false, commands =  { {cmdID = planetUtilities.COMMAND.FIGHT, pos = {5000, 1000}}, },  },">
            <text:p>{ name = 'euf_marine', x = 520, z = 1170, facing = 0, spawnRadius = 0, delay = 1800, orbitalDrop = false, commands = <text:s/>{ {cmdID = planetUtilities.COMMAND.FIGHT, pos = {5000, 1000}}, }, <text:s/>},</text:p>
          </table:table-cell>
          <table:table-cell table:style-name="ce2" office:value-type="string">
            <text:p>euf_marine</text:p>
          </table:table-cell>
          <table:table-cell table:style-name="ce2" table:formula="of:=[.C3]" office:value-type="float" office:value="520">
            <text:p>520</text:p>
          </table:table-cell>
          <table:table-cell table:style-name="ce2" table:formula="of:=[.D2]-30" office:value-type="float" office:value="1170">
            <text:p>117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formula="of:=[.G4]" office:value-type="float" office:value="1800">
            <text:p>1800</text:p>
          </table:table-cell>
          <table:table-cell table:style-name="ce5" office:value-type="string">
            <text:p>false</text:p>
          </table:table-cell>
          <table:table-cell table:style-name="ce2" table:formula="of:=[.I4]" office:value-type="string" office:string-value=" { {cmdID = planetUtilities.COMMAND.FIGHT, pos = {5000, 1000}}, }">
            <text:p><text:s/>{ {cmdID = planetUtilities.COMMAND.FIGHT, pos = {5000, 1000}}, }</text:p>
          </table:table-cell>
          <table:table-cell table:style-name="ce2" table:number-columns-repeated="1015"/>
        </table:table-row>
        <table:table-row table:style-name="ro1">
          <table:table-cell table:style-name="ce2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&amp;&quot;, &quot;&amp;[.H$1]&amp;&quot; = &quot;&amp;[.H6]&amp;&quot;, &quot;&amp;IF([.I6]=&quot;&quot;;&quot;&quot;;[.I$1]&amp;&quot; = &quot;&amp;[.I6]&amp;&quot;, &quot;)&amp;&quot; },&quot;" office:value-type="string" office:string-value="{ name = 'euf_marine', x = 460, z = 1170, facing = 0, spawnRadius = 0, delay = 1800, orbitalDrop = false, commands =  { {cmdID = planetUtilities.COMMAND.FIGHT, pos = {5000, 1000}}, },  },">
            <text:p>{ name = 'euf_marine', x = 460, z = 1170, facing = 0, spawnRadius = 0, delay = 1800, orbitalDrop = false, commands = <text:s/>{ {cmdID = planetUtilities.COMMAND.FIGHT, pos = {5000, 1000}}, }, <text:s/>},</text:p>
          </table:table-cell>
          <table:table-cell table:style-name="ce2" office:value-type="string">
            <text:p>euf_marine</text:p>
          </table:table-cell>
          <table:table-cell table:style-name="ce2" table:formula="of:=[.C4]" office:value-type="float" office:value="460">
            <text:p>460</text:p>
          </table:table-cell>
          <table:table-cell table:style-name="ce2" table:formula="of:=[.D2]-30" office:value-type="float" office:value="1170">
            <text:p>117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formula="of:=[.G5]" office:value-type="float" office:value="1800">
            <text:p>1800</text:p>
          </table:table-cell>
          <table:table-cell table:style-name="ce5" office:value-type="string">
            <text:p>false</text:p>
          </table:table-cell>
          <table:table-cell table:style-name="ce2" table:formula="of:=[.I5]" office:value-type="string" office:string-value=" { {cmdID = planetUtilities.COMMAND.FIGHT, pos = {5000, 1000}}, }">
            <text:p><text:s/>{ {cmdID = planetUtilities.COMMAND.FIGHT, pos = {5000, 1000}}, }</text:p>
          </table:table-cell>
          <table:table-cell table:style-name="ce2" table:number-columns-repeated="1015"/>
        </table:table-row>
        <table:table-row table:style-name="ro1">
          <table:table-cell table:style-name="ce3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&amp;&quot;, &quot;&amp;[.H$1]&amp;&quot; = &quot;&amp;[.H7]&amp;&quot;, &quot;&amp;IF([.I7]=&quot;&quot;;&quot;&quot;;[.I$1]&amp;&quot; = &quot;&amp;[.I7]&amp;&quot;, &quot;)&amp;&quot; },&quot;" office:value-type="string" office:string-value="{ name = 'euf_marine', x = 490, z = 1200, facing = 0, spawnRadius = 0, delay = 3600, orbitalDrop = false, commands =  { {cmdID = planetUtilities.COMMAND.FIGHT, pos = {5000, 1000}}, },  },">
            <text:p>{ name = 'euf_marine', x = 490, z = 1200, facing = 0, spawnRadius = 0, delay = 3600, orbitalDrop = false, commands = <text:s/>{ {cmdID = planetUtilities.COMMAND.FIGHT, pos = {5000, 1000}}, }, <text:s/>},</text:p>
          </table:table-cell>
          <table:table-cell office:value-type="string">
            <text:p>euf_marine</text:p>
          </table:table-cell>
          <table:table-cell table:formula="of:=[.C2]" office:value-type="float" office:value="490">
            <text:p>490</text:p>
          </table:table-cell>
          <table:table-cell table:formula="of:=[.D2]" office:value-type="float" office:value="1200">
            <text:p>1200</text:p>
          </table:table-cell>
          <table:table-cell table:number-columns-repeated="2" office:value-type="float" office:value="0">
            <text:p>0</text:p>
          </table:table-cell>
          <table:table-cell table:formula="of:=[.G3]+60*30" office:value-type="float" office:value="3600">
            <text:p>3600</text:p>
          </table:table-cell>
          <table:table-cell table:style-name="ce6" office:value-type="string">
            <text:p>false</text:p>
          </table:table-cell>
          <table:table-cell table:formula="of:=[.I6]" office:value-type="string" office:string-value=" { {cmdID = planetUtilities.COMMAND.FIGHT, pos = {5000, 1000}}, }">
            <text:p><text:s/>{ {cmdID = planetUtilities.COMMAND.FIGHT, pos = {5000, 1000}}, }</text:p>
          </table:table-cell>
          <table:table-cell table:number-columns-repeated="1015"/>
        </table:table-row>
        <table:table-row table:style-name="ro1">
          <table:table-cell table:style-name="ce3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&amp;&quot;, &quot;&amp;[.H$1]&amp;&quot; = &quot;&amp;[.H8]&amp;&quot;, &quot;&amp;IF([.I8]=&quot;&quot;;&quot;&quot;;[.I$1]&amp;&quot; = &quot;&amp;[.I8]&amp;&quot;, &quot;)&amp;&quot; },&quot;" office:value-type="string" office:string-value="{ name = 'euf_marine', x = 520, z = 1230, facing = 0, spawnRadius = 0, delay = 3600, orbitalDrop = false, commands =  { {cmdID = planetUtilities.COMMAND.FIGHT, pos = {5000, 1000}}, },  },">
            <text:p>{ name = 'euf_marine', x = 520, z = 1230, facing = 0, spawnRadius = 0, delay = 3600, orbitalDrop = false, commands = <text:s/>{ {cmdID = planetUtilities.COMMAND.FIGHT, pos = {5000, 1000}}, }, <text:s/>},</text:p>
          </table:table-cell>
          <table:table-cell office:value-type="string">
            <text:p>euf_marine</text:p>
          </table:table-cell>
          <table:table-cell table:formula="of:=[.C3]" office:value-type="float" office:value="520">
            <text:p>520</text:p>
          </table:table-cell>
          <table:table-cell table:formula="of:=[.D3]" office:value-type="float" office:value="1230">
            <text:p>1230</text:p>
          </table:table-cell>
          <table:table-cell table:number-columns-repeated="2" office:value-type="float" office:value="0">
            <text:p>0</text:p>
          </table:table-cell>
          <table:table-cell table:formula="of:=[.G4]+60*30" office:value-type="float" office:value="3600">
            <text:p>3600</text:p>
          </table:table-cell>
          <table:table-cell table:style-name="ce6" office:value-type="string">
            <text:p>false</text:p>
          </table:table-cell>
          <table:table-cell table:formula="of:=[.I7]" office:value-type="string" office:string-value=" { {cmdID = planetUtilities.COMMAND.FIGHT, pos = {5000, 1000}}, }">
            <text:p><text:s/>{ {cmdID = planetUtilities.COMMAND.FIGHT, pos = {5000, 1000}}, }</text:p>
          </table:table-cell>
          <table:table-cell table:number-columns-repeated="1015"/>
        </table:table-row>
        <table:table-row table:style-name="ro1">
          <table:table-cell table:style-name="ce3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&amp;&quot;, &quot;&amp;[.H$1]&amp;&quot; = &quot;&amp;[.H9]&amp;&quot;, &quot;&amp;IF([.I9]=&quot;&quot;;&quot;&quot;;[.I$1]&amp;&quot; = &quot;&amp;[.I9]&amp;&quot;, &quot;)&amp;&quot; },&quot;" office:value-type="string" office:string-value="{ name = 'euf_marine', x = 460, z = 1230, facing = 0, spawnRadius = 0, delay = 3600, orbitalDrop = false, commands =  { {cmdID = planetUtilities.COMMAND.FIGHT, pos = {5000, 1000}}, },  },">
            <text:p>{ name = 'euf_marine', x = 460, z = 1230, facing = 0, spawnRadius = 0, delay = 3600, orbitalDrop = false, commands = <text:s/>{ {cmdID = planetUtilities.COMMAND.FIGHT, pos = {5000, 1000}}, }, <text:s/>},</text:p>
          </table:table-cell>
          <table:table-cell office:value-type="string">
            <text:p>euf_marine</text:p>
          </table:table-cell>
          <table:table-cell table:formula="of:=[.C4]" office:value-type="float" office:value="460">
            <text:p>460</text:p>
          </table:table-cell>
          <table:table-cell table:formula="of:=[.D4]" office:value-type="float" office:value="1230">
            <text:p>1230</text:p>
          </table:table-cell>
          <table:table-cell table:number-columns-repeated="2" office:value-type="float" office:value="0">
            <text:p>0</text:p>
          </table:table-cell>
          <table:table-cell table:formula="of:=[.G5]+60*30" office:value-type="float" office:value="3600">
            <text:p>3600</text:p>
          </table:table-cell>
          <table:table-cell table:style-name="ce6" office:value-type="string">
            <text:p>false</text:p>
          </table:table-cell>
          <table:table-cell table:formula="of:=[.I8]" office:value-type="string" office:string-value=" { {cmdID = planetUtilities.COMMAND.FIGHT, pos = {5000, 1000}}, }">
            <text:p><text:s/>{ {cmdID = planetUtilities.COMMAND.FIGHT, pos = {5000, 1000}}, }</text:p>
          </table:table-cell>
          <table:table-cell table:number-columns-repeated="1015"/>
        </table:table-row>
        <table:table-row table:style-name="ro1">
          <table:table-cell table:style-name="ce3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&amp;&quot;, &quot;&amp;[.H$1]&amp;&quot; = &quot;&amp;[.H10]&amp;&quot;, &quot;&amp;IF([.I10]=&quot;&quot;;&quot;&quot;;[.I$1]&amp;&quot; = &quot;&amp;[.I10]&amp;&quot;, &quot;)&amp;&quot; },&quot;" office:value-type="string" office:string-value="{ name = 'euf_marine', x = 520, z = 1170, facing = 0, spawnRadius = 0, delay = 3600, orbitalDrop = false, commands =  { {cmdID = planetUtilities.COMMAND.FIGHT, pos = {5000, 1000}}, },  },">
            <text:p>{ name = 'euf_marine', x = 520, z = 1170, facing = 0, spawnRadius = 0, delay = 3600, orbitalDrop = false, commands = <text:s/>{ {cmdID = planetUtilities.COMMAND.FIGHT, pos = {5000, 1000}}, }, <text:s/>},</text:p>
          </table:table-cell>
          <table:table-cell office:value-type="string">
            <text:p>euf_marine</text:p>
          </table:table-cell>
          <table:table-cell table:formula="of:=[.C5]" office:value-type="float" office:value="520">
            <text:p>520</text:p>
          </table:table-cell>
          <table:table-cell table:formula="of:=[.D5]" office:value-type="float" office:value="1170">
            <text:p>1170</text:p>
          </table:table-cell>
          <table:table-cell table:number-columns-repeated="2" office:value-type="float" office:value="0">
            <text:p>0</text:p>
          </table:table-cell>
          <table:table-cell table:formula="of:=[.G6]+60*30" office:value-type="float" office:value="3600">
            <text:p>3600</text:p>
          </table:table-cell>
          <table:table-cell table:style-name="ce6" office:value-type="string">
            <text:p>false</text:p>
          </table:table-cell>
          <table:table-cell table:formula="of:=[.I9]" office:value-type="string" office:string-value=" { {cmdID = planetUtilities.COMMAND.FIGHT, pos = {5000, 1000}}, }">
            <text:p><text:s/>{ {cmdID = planetUtilities.COMMAND.FIGHT, pos = {5000, 1000}}, }</text:p>
          </table:table-cell>
          <table:table-cell table:number-columns-repeated="1015"/>
        </table:table-row>
        <table:table-row table:style-name="ro1">
          <table:table-cell table:style-name="ce3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&amp;&quot;, &quot;&amp;[.H$1]&amp;&quot; = &quot;&amp;[.H11]&amp;&quot;, &quot;&amp;IF([.I11]=&quot;&quot;;&quot;&quot;;[.I$1]&amp;&quot; = &quot;&amp;[.I11]&amp;&quot;, &quot;)&amp;&quot; },&quot;" office:value-type="string" office:string-value="{ name = 'euf_marine', x = 460, z = 1170, facing = 0, spawnRadius = 0, delay = 5400, orbitalDrop = false, commands =  { {cmdID = planetUtilities.COMMAND.FIGHT, pos = {5000, 1000}}, },  },">
            <text:p>{ name = 'euf_marine', x = 460, z = 1170, facing = 0, spawnRadius = 0, delay = 5400, orbitalDrop = false, commands = <text:s/>{ {cmdID = planetUtilities.COMMAND.FIGHT, pos = {5000, 1000}}, }, <text:s/>},</text:p>
          </table:table-cell>
          <table:table-cell office:value-type="string">
            <text:p>euf_marine</text:p>
          </table:table-cell>
          <table:table-cell table:formula="of:=[.C6]" office:value-type="float" office:value="460">
            <text:p>460</text:p>
          </table:table-cell>
          <table:table-cell table:formula="of:=[.D6]" office:value-type="float" office:value="1170">
            <text:p>1170</text:p>
          </table:table-cell>
          <table:table-cell table:number-columns-repeated="2" office:value-type="float" office:value="0">
            <text:p>0</text:p>
          </table:table-cell>
          <table:table-cell table:formula="of:=[.G7]+60*30" office:value-type="float" office:value="5400">
            <text:p>5400</text:p>
          </table:table-cell>
          <table:table-cell table:style-name="ce6" office:value-type="string">
            <text:p>false</text:p>
          </table:table-cell>
          <table:table-cell table:formula="of:=[.I10]" office:value-type="string" office:string-value=" { {cmdID = planetUtilities.COMMAND.FIGHT, pos = {5000, 1000}}, }">
            <text:p><text:s/>{ {cmdID = planetUtilities.COMMAND.FIGHT, pos = {5000, 1000}}, }</text:p>
          </table:table-cell>
          <table:table-cell table:number-columns-repeated="101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ets" table:style-name="ta1" table:print="false"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float" office:value="850">
            <text:p>850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850, 200},">
            <text:p>[9] = {850, 200},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float" office:value="550">
            <text:p>550</text:p>
          </table:table-cell>
          <table:table-cell office:value-type="float" office:value="800">
            <text:p>800</text:p>
          </table:table-cell>
          <table:table-cell table:number-columns-repeated="2"/>
          <table:table-cell table:formula="of:=&quot;[&quot;&amp;[.A11]&amp;&quot;] = {&quot;&amp;[.B11]&amp;&quot;, &quot;&amp;[.C11]&amp;&quot;},&quot;" office:value-type="string" office:string-value="[10] = {550, 800},">
            <text:p>[10] = {550, 800},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number-columns-repeated="2"/>
          <table:table-cell table:number-columns-repeated="2"/>
          <table:table-cell table:formula="of:=&quot;[&quot;&amp;[.A12]&amp;&quot;] = {&quot;&amp;[.B12]&amp;&quot;, &quot;&amp;[.C12]&amp;&quot;},&quot;" office:value-type="string" office:string-value="[11] = {, },">
            <text:p>[11] = {, },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number-columns-repeated="2"/>
          <table:table-cell table:number-columns-repeated="2"/>
          <table:table-cell table:formula="of:=&quot;[&quot;&amp;[.A13]&amp;&quot;] = {&quot;&amp;[.B13]&amp;&quot;, &quot;&amp;[.C13]&amp;&quot;},&quot;" office:value-type="string" office:string-value="[12] = {, },">
            <text:p>[12] = {, },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>
            <draw:frame table:end-cell-address="planets.F39" table:end-x="1.1488in" table:end-y="0.0421in" draw:z-index="0" draw:style-name="gr1" draw:text-style-name="P1" svg:width="5.3118in" svg:height="4.2256in" svg:x="0.2744in" svg:y="0.0839in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unlocks" table:style-name="ta1" table:print="false">
        <table:table-column table:style-name="co2" table:number-columns-repeated="2" table:default-cell-style-name="ce9"/>
        <table:table-column table:style-name="co6" table:default-cell-style-name="ce9"/>
        <table:table-column table:style-name="co6" table:default-cell-style-name="ce8"/>
        <table:table-column table:style-name="co2" table:number-columns-repeated="1020" table:default-cell-style-name="ce9"/>
        <table:table-row table:style-name="ro2">
          <table:table-cell table:style-name="ce7" office:value-type="string">
            <text:p>Planet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Mission</text:p>
          </table:table-cell>
          <table:table-cell table:style-name="ce7" office:value-type="string">
            <text:p>unlocks</text:p>
          </table:table-cell>
          <table:table-cell table:number-columns-repeated="1020"/>
        </table:table-row>
        <table:table-row table:style-name="ro3">
          <table:table-cell table:style-name="ce7" office:value-type="string">
            <text:p>initial unlocks</text:p>
          </table:table-cell>
          <table:table-cell table:style-name="ce7" table:number-columns-repeated="2"/>
          <table:table-cell table:style-name="ce7" office:value-type="string">
            <text:p><text:tab/><text:tab/>"euf_constructor",</text:p>
            <text:p><text:tab/><text:tab/>"euf_constructor_ai",</text:p>
            <text:p><text:tab/><text:tab/>"euf_barracks",</text:p>
            <text:p><text:tab/><text:tab/>"euf_barracks_ai",</text:p>
            <text:p><text:tab/><text:tab/>"euf_metalextractor_lvl1",</text:p>
            <text:p><text:tab/><text:tab/>"euf_solar",</text:p>
            <text:p/>
            <text:p><text:tab/><text:tab/>"tc_restless",</text:p>
            <text:p><text:tab/><text:tab/>"tc_pyramid_ai",</text:p>
            <text:p><text:tab/><text:tab/>"tc_metalextractor_lvl1",</text:p>
            <text:p><text:tab/><text:tab/>"tc_soulstone",</text:p>
          </table:table-cell>
          <table:table-cell table:number-columns-repeated="1020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Bug Hunter: Verminator</text:p>
          </table:table-cell>
          <table:table-cell table:number-columns-repeated="1021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Bug Hunter: Nest</text:p>
          </table:table-cell>
          <table:table-cell office:value-type="string">
            <text:p><text:tab/><text:tab/><text:tab/><text:tab/>'euf_scoutdrone',</text:p>
            <text:p><text:tab/><text:tab/><text:tab/><text:tab/>'euf_marine',</text:p>
            <text:p><text:tab/><text:tab/><text:tab/><text:tab/>'euf_storage',</text:p>
            <text:p><text:tab/><text:tab/><text:tab/><text:tab/>'euf_radar_lvl1',</text:p>
          </table:table-cell>
          <table:table-cell table:number-columns-repeated="1020"/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Rebels: Dam</text:p>
          </table:table-cell>
          <table:table-cell office:value-type="string">
            <text:p><text:tab/><text:tab/><text:tab/><text:tab/>'euf_pyro',</text:p>
          </table:table-cell>
          <table:table-cell table:number-columns-repeated="1020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Rebels: Base</text:p>
          </table:table-cell>
          <table:table-cell office:value-type="string">
            <text:p><text:tab/><text:tab/><text:tab/><text:tab/>'euf_bazooka',</text:p>
            <text:p><text:tab/><text:tab/><text:tab/><text:tab/>'euf_plasmatower',</text:p>
            <text:p><text:tab/><text:tab/><text:tab/><text:tab/>'euf_bunker',</text:p>
          </table:table-cell>
          <table:table-cell table:number-columns-repeated="1020"/>
        </table:table-row>
        <table:table-row table:style-name="ro5">
          <table:table-cell table:style-name="ce8" office:value-type="float" office:value="5">
            <text:p>5</text:p>
          </table:table-cell>
          <table:table-cell table:style-name="ce8" office:value-type="string">
            <text:p>optional</text:p>
          </table:table-cell>
          <table:table-cell table:style-name="ce8" office:value-type="string">
            <text:p>Rebels: Stolen Walker</text:p>
          </table:table-cell>
          <table:table-cell office:value-type="string">
            <text:p><text:tab/><text:tab/><text:tab/><text:tab/>"euf_church",</text:p>
            <text:p><text:tab/><text:tab/><text:tab/><text:tab/>"euf_priest",</text:p>
            <text:p><text:tab/><text:tab/><text:tab/><text:tab/>"euf_paladin",</text:p>
          </table:table-cell>
          <table:table-cell table:number-columns-repeated="1020"/>
        </table:table-row>
        <table:table-row table:style-name="ro2">
          <table:table-cell table:style-name="ce8" office:value-type="float" office:value="6">
            <text:p>6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Cursed: Mars</text:p>
          </table:table-cell>
          <table:table-cell office:value-type="string">
            <text:p><text:tab/><text:tab/><text:tab/><text:tab/>'euf_sniper',</text:p>
          </table:table-cell>
          <table:table-cell table:number-columns-repeated="1020"/>
        </table:table-row>
        <table:table-row table:style-name="ro6">
          <table:table-cell table:style-name="ce8" office:value-type="float" office:value="7">
            <text:p>7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Cursed: Control points</text:p>
          </table:table-cell>
          <table:table-cell office:value-type="string">
            <text:p><text:tab/><text:tab/><text:tab/><text:tab/>'euf_aatower',</text:p>
            <text:p><text:tab/><text:tab/><text:tab/><text:tab/>'euf_factory',</text:p>
            <text:p><text:tab/><text:tab/><text:tab/><text:tab/>'euf_constructor_lvl2',</text:p>
            <text:p><text:tab/><text:tab/><text:tab/><text:tab/>'euf_metalextractor_lvl2',</text:p>
            <text:p><text:tab/><text:tab/><text:tab/><text:tab/>'euf_radar_lvl2',</text:p>
            <text:p><text:tab/><text:tab/><text:tab/><text:tab/>'euf_lasertower',</text:p>
            <text:p><text:tab/><text:tab/><text:tab/><text:tab/>'euf_raider',</text:p>
            <text:p><text:tab/><text:tab/><text:tab/><text:tab/>'euf_tank',</text:p>
            <text:p><text:tab/><text:tab/><text:tab/><text:tab/>'euf_aatank',</text:p>
          </table:table-cell>
          <table:table-cell table:number-columns-repeated="1020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8" office:value-type="string">
            <text:p>optional</text:p>
          </table:table-cell>
          <table:table-cell table:style-name="ce8" office:value-type="string">
            <text:p>Rebels: Aircrafts</text:p>
          </table:table-cell>
          <table:table-cell office:value-type="string">
            <text:p><text:tab/><text:tab/><text:tab/><text:tab/>'euf_airport',</text:p>
            <text:p><text:tab/><text:tab/><text:tab/><text:tab/>'euf_scout',</text:p>
            <text:p><text:tab/><text:tab/><text:tab/><text:tab/>'euf_interceptor',</text:p>
            <text:p><text:tab/><text:tab/><text:tab/><text:tab/>'euf_bomber',</text:p>
          </table:table-cell>
          <table:table-cell table:number-columns-repeated="1020"/>
        </table:table-row>
        <table:table-row table:style-name="ro2">
          <table:table-cell table:style-name="ce8" office:value-type="float" office:value="9">
            <text:p>9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Cursed: Winter War</text:p>
          </table:table-cell>
          <table:table-cell office:value-type="string">
            <text:p>will be a later mission</text:p>
          </table:table-cell>
          <table:table-cell table:number-columns-repeated="1020"/>
        </table:table-row>
        <table:table-row table:style-name="ro7">
          <table:table-cell table:style-name="ce8" office:value-type="float" office:value="10">
            <text:p>10</text:p>
          </table:table-cell>
          <table:table-cell table:style-name="ce8" office:value-type="string">
            <text:p>optional</text:p>
          </table:table-cell>
          <table:table-cell table:style-name="ce8" office:value-type="string">
            <text:p>Cursed: Tower Defense</text:p>
          </table:table-cell>
          <table:table-cell office:value-type="string">
            <text:p><text:tab/><text:tab/><text:tab/><text:tab/>'euf_aatower',</text:p>
            <text:p><text:tab/><text:tab/><text:tab/><text:tab/>'euf_plasmatower',</text:p>
          </table:table-cell>
          <table:table-cell table:number-columns-repeated="1020"/>
        </table:table-row>
        <table:table-row table:style-name="ro7" table:number-rows-repeated="3">
          <table:table-cell table:style-name="ce8" table:number-columns-repeated="3"/>
          <table:table-cell table:number-columns-repeated="1021"/>
        </table:table-row>
        <table:table-row table:style-name="ro7" table:number-rows-repeated="1048560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0">04/10/2020</text:date>, <text:time>14:30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6$Win32 OpenOffice.org_project/416m1$Build-9790</meta:generator>
    <dc:date>2020-04-10T14:30:59.43</dc:date>
    <meta:editing-duration>P1DT2H22M54S</meta:editing-duration>
    <meta:editing-cycles>45</meta:editing-cycles>
    <meta:document-statistic meta:table-count="3" meta:cell-count="1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0">
                <text:p>8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">
                <text:p>55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